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style>
    <style:style style:name="P5" style:family="paragraph" style:parent-style-name="Standard" style:master-page-name="Standard">
      <style:paragraph-properties fo:text-align="center" style:justify-single-word="false" style:page-number="auto"/>
    </style:style>
    <style:style style:name="P6" style:family="paragraph" style:parent-style-name="Text_20_body">
      <style:paragraph-properties fo:text-align="start" style:justify-single-word="false"/>
    </style:style>
    <style:style style:name="P7" style:family="paragraph" style:parent-style-name="Text_20_body">
      <style:paragraph-properties fo:margin-top="0in" fo:margin-bottom="0.0972in" style:contextual-spacing="false"/>
    </style:style>
    <style:style style:name="P8" style:family="paragraph" style:parent-style-name="Text_20_body">
      <style:paragraph-properties fo:margin-top="0in" fo:margin-bottom="0.0972in" style:contextual-spacing="false" fo:text-align="start" style:justify-single-word="false"/>
    </style:style>
    <style:style style:name="P9" style:family="paragraph" style:parent-style-name="Header">
      <style:paragraph-properties fo:text-align="center" style:justify-single-word="false"/>
    </style:style>
    <style:style style:name="P10" style:family="paragraph" style:parent-style-name="Subtitle" style:list-style-name="WWNum1">
      <style:paragraph-properties fo:text-align="start" style:justify-single-word="false"/>
    </style:style>
    <style:style style:name="P11" style:family="paragraph" style:parent-style-name="Subtitle">
      <style:paragraph-properties fo:text-align="start" style:justify-single-word="false" fo:orphans="0" fo:widows="0" fo:hyphenation-ladder-count="no-limit" style:punctuation-wrap="simple"/>
      <style:text-properties fo:hyphenate="false" fo:hyphenation-remain-char-count="2" fo:hyphenation-push-char-count="2"/>
    </style:style>
    <style:style style:name="P12" style:family="paragraph" style:parent-style-name="Subtitle" style:list-style-name="WWNum1">
      <style:paragraph-properties fo:text-align="start" style:justify-single-word="false" fo:break-before="page"/>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none" fo:font-weight="bold" style:font-weight-asian="bold" style:font-weight-complex="bold"/>
    </style:style>
    <style:style style:name="T6" style:family="text">
      <style:text-properties officeooo:rsid="000b40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Het Vrije Podium: Auditieformulier </text:span></text:p>
      <text:p text:style-name="P2"><text:span text:style-name="T1">“DNA en andere verhalen”</text:span></text:p>
      <text:p text:style-name="P3"/>
      <text:list xml:id="list6704672957086578484" text:style-name="WWNum1">
        <text:list-item>
          <text:p text:style-name="P10">Inleiding</text:p>
        </text:list-item>
      </text:list>
      <text:p text:style-name="P1"><text:span text:style-name="T2">De toneelvoorstelling van december bestaat uit een tweedelig programma.</text:span></text:p>
      <text:p text:style-name="P3"/>
      <text:p text:style-name="P1"><text:span text:style-name="T2">Het eerste deel bestaat uit een viertal korte stukken, van ongeveer 10 minuten elk, met een cast van 2 à 4 spelers. De specifieke stukken worden gekozen in functie van de spelers. We hebben echter wel een shortlist, als je daarover meer info wenst, check de website of vraag het ons. Er zit redelijk veel variatie in de shortlist. Het gaat van komedie over suspense naar (psychologisch) drama, van naturalistisch over abstract naar absurd en we hebben zelfs iets metatheatraal.</text:span></text:p>
      <text:p text:style-name="P3"/>
      <text:p text:style-name="P1"><text:span text:style-name="T2">Het tweede deel bestaat uit het stuk “DNA” van de Britse schrijver Dennis Kelly. Een groep jongeren doen iets heel slechts en verbergen het resultaat. Maar als hun cover-up de groep samen brengt, waarom zouden ze het dan nog proberen recht te zetten? Een donker en soms hilarisch stuk voor 11 spelers. Als je wat Engels kent, kan je online makkelijk veel info vinden. Dennis heeft ook altijd een kopie van het script bij.</text:span></text:p>
      <text:p text:style-name="P3"/>
      <text:p text:style-name="P1"><text:span text:style-name="T2">Voor alle stukken zoeken we acteurs met en zonder ervaring, iedereen is welkom. Ook als je niet enorm veel tijd hebt voor repetities, of als je plankenkoorts hebt of niet zeker bent of je wel een volledig stuk aankan, zullen we toch iets voor je proberen vinden. De korte stukken vereisen maar 1 repetitie per week.</text:span></text:p>
      <text:p text:style-name="P3"/>
      <text:p text:style-name="P1"><text:span text:style-name="T2">Naast spelen zijn er nog veel manieren waarop je ons kan bijstaan. We zoeken bijvoorbeeld mensen die zich thuisvoelen in de wereld van promotie en sponsoring. Maar ook technische en creatieve crew, en mensen die op de dagen van de voorstelingen een handje komen helpen zijn meer dan welkom. Vul de relevante stukken hieronder in en we spreken binnenkort eens af.</text:span></text:p>
      <text:p text:style-name="P1"/>
      <text:p text:style-name="P1"><text:span text:style-name="T2">Buiten “algemene info” hoef je niet alles in te vullen, enkel de stukken die je zelf relevant vind.</text:span></text:p>
      <text:p text:style-name="P3"/>
      <text:list xml:id="list5507708053135" text:continue-numbering="true" text:style-name="WWNum1">
        <text:list-item>
          <text:p text:style-name="P10">Algemene info</text:p>
        </text:list-item>
      </text:list>
      <text:p text:style-name="P6">Naam:</text:p>
      <text:p text:style-name="P6"/>
      <text:p text:style-name="P6">Geboortedatum:</text:p>
      <text:p text:style-name="P6"/>
      <text:p text:style-name="P6">Geslacht:</text:p>
      <text:p text:style-name="P6"/>
      <text:p text:style-name="P6">Emailadres:</text:p>
      <text:p text:style-name="P6"/>
      <text:p text:style-name="P6">Op welke campus heb je het merendeel van je lessen (indien van toepassing):</text:p>
      <text:p text:style-name="P6"/>
      <text:list xml:id="list5506630016478" text:continue-numbering="true" text:style-name="WWNum1">
        <text:list-item>
          <text:p text:style-name="P12">Crew</text:p>
        </text:list-item>
      </text:list>
      <text:p text:style-name="P6">Heb je een bepaald type functie in gedachten? </text:p>
      <text:p text:style-name="P6"><text:bookmark-start text:name="__DdeLink__274_521333719"/>__ <text:s/><text:bookmark-end text:name="__DdeLink__274_521333719"/>Promotie</text:p>
      <text:p text:style-name="P6">__ <text:s/>Sponsoring</text:p>
      <text:p text:style-name="P6">__ <text:s/>Belichting</text:p>
      <text:p text:style-name="P6">__ <text:s/>Geluid</text:p>
      <text:p text:style-name="P6">__ <text:s/>Grime</text:p>
      <text:p text:style-name="P6">__ <text:s/>Kostuums</text:p>
      <text:p text:style-name="P6">__ <text:s/>Set design en rekwisieten</text:p>
      <text:p text:style-name="P6">__ <text:s/>(Back)stage management</text:p>
      <text:p text:style-name="P6">__ <text:s/>Ik wil op de dag van de voorstellingen helpen in de zaal, aan de deur, aan de bar, …</text:p>
      <text:p text:style-name="P6">__ <text:s/>Ik wil gewoon helpen, met wat dan ook</text:p>
      <text:p text:style-name="P6">__ <text:s/>Ik heb nog iets anders in gedachten (verduidelijk)</text:p>
      <text:p text:style-name="P6"/>
      <text:p text:style-name="P6"/>
      <text:p text:style-name="P6"/>
      <text:p text:style-name="P6">Heb je al enige ervaring die relevant is voor de functie die je wilt<text:line-break/>(ervaring is niet vereist, het is gewoon handig om te weten):</text:p>
      <text:p text:style-name="P6"/>
      <text:p text:style-name="P6"/>
      <text:p text:style-name="P6"/>
      <text:p text:style-name="P6"/>
      <text:p text:style-name="P6"/>
      <text:p text:style-name="P8">Is er nog iets dat je wilt meegeven over jezelf?</text:p>
      <text:p text:style-name="P11"/>
      <text:list xml:id="list5507811652790" text:continue-numbering="true" text:style-name="WWNum1">
        <text:list-item>
          <text:p text:style-name="P12">Cast</text:p>
        </text:list-item>
      </text:list>
      <text:p text:style-name="P6">Heb je ervaring met toneel, podiumkunsten of andere activiteiten die je relevant vindt<text:line-break/>(wees gerust, ervaring is niet vereist, maar het is handig om te weten):</text:p>
      <text:p text:style-name="P6"/>
      <text:p text:style-name="P6"/>
      <text:p text:style-name="P6"/>
      <text:p text:style-name="P6"/>
      <text:p text:style-name="P6"/>
      <text:p text:style-name="P6">Heb je relevante (of gewoon interessante) speciale vaardigheden:</text:p>
      <text:p text:style-name="P6"/>
      <text:p text:style-name="P6"/>
      <text:p text:style-name="P6"/>
      <text:p text:style-name="P6"/>
      <text:p text:style-name="P6">Is er nog iets dat je wilt meegeven over jezelf?</text:p>
      <text:p text:style-name="P6"/>
      <text:p text:style-name="P6"/>
      <text:p text:style-name="P6"/>
      <text:p text:style-name="P6"/>
      <text:p text:style-name="P6">De repetitieperiode loopt van begin oktober tot midden december. De opvoeringen vallen in de laatste 2 lesweken van het semester. Voor de korte stukken zijn de repetities eenmaal per week, voor 'DNA' hangt het af van je rol, maar ga uit van gemiddeld <text:span text:style-name="T4">minstens</text:span> tweemaal per week aanwezig te moeten zijn. Repetities gaan altijd door op campus Etterbeek op weekdagen en beginnen in principe ten vroegste om 18u (al kunnen we wel creatief zijn indien nodig).</text:p>
      <text:p text:style-name="P6">Zijn er dagen waarop je niet kan, of waarop je juist liever wel zou repeteren? Schrijf het hieronder neer. Ook als je niet (altijd) om 18u aanwezig kan zijn of als je nog andere bedenkingen hebt, mag je het hier toevoegen.</text:p>
      <text:p text:style-name="P6"/>
      <text:p text:style-name="P6"/>
      <text:p text:style-name="P6"/>
      <text:p text:style-name="P6"/>
      <text:p text:style-name="P6"/>
      <text:p text:style-name="P6"/>
      <text:p text:style-name="P6"><text:soft-page-break/>De audities gaan door in kleine groepen, op 30/9 of 01/10, 's avonds op campus Etterbeek. <text:span text:style-name="T6">Eventueel volgt er ook nog een callback op 02/10.</text:span> Na inschrijving contacteren wij je met specifieke informatie. Is er een dag die niet past of kan je pas na een bepaald tijdstip aanwezig zijn?</text:p>
      <text:p text:style-name="P6"/>
      <text:p text:style-name="P6"/>
      <text:p text:style-name="P6"/>
      <text:p text:style-name="P6">Heb je een voorkeur voor DNA of de korte stukken? Ter info: als je ook geïnteresseerd bent om als speler mee te werken aan de musical van de VUB Players, kan je dat in sommige gevallen combineren met een kort stuk, maar niet met DNA. Het combineren van een kleinere rol in DNA en een kort stuk is eventueel wel mogelijk.</text:p>
      <text:p text:style-name="P6"/>
      <text:p text:style-name="P6"/>
      <text:p text:style-name="P6"/>
      <text:p text:style-name="P6">Indien je de stukken kent, zijn er rollen waarin je geïnteresseerd bent? Je hoeft geen rekening te houden met het geslacht van het personage.<text:line-break/>Of, alternatief, zijn er bepaalde types van rollen of genres die je graag wel/niet speelt?</text:p>
      <text:p text:style-name="P6"/>
      <text:p text:style-name="P6"/>
      <text:p text:style-name="P6"/>
      <text:p text:style-name="P6"/>
      <text:p text:style-name="Text_20_body"><text:span text:style-name="T3">Zijn er bepaalde dingen die niet bereid bent te doen op het podium? Volgende handelingen kunnen voorkomen in de stukken, duidt aan wat je liever niet doet.</text:span></text:p>
      <text:p text:style-name="Text_20_body"><text:span text:style-name="T3">__ <text:s/>Gesimuleerd geweld</text:span></text:p>
      <text:p text:style-name="Text_20_body"><text:span text:style-name="T3">__ <text:s/>Iemand van hetzelfde geslacht kussen</text:span></text:p>
      <text:p text:style-name="Text_20_body"><text:span text:style-name="T3">__ <text:s/>Iemand van het andere geslacht kussen</text:span></text:p>
      <text:p text:style-name="Text_20_body"><text:span text:style-name="T3">__ <text:s/>Sensueel flirten met iemand van het andere geslacht</text:span></text:p>
      <text:p text:style-name="P4"/>
      <text:p text:style-name="P1"/>
      <text:p text:style-name="Text_20_body">Gelieve een foto van jezelf bij te voegen (in dit bestand of in je email). Dit hoeft geen speciaal goede foto te zijn, het is gewoon zodat we je makkelijk herkennen op de auditi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style:text-underline-style="none" fo:font-weight="bold" style:font-weight-asian="bold" style:font-weight-complex="bold"/>
    </style:style>
    <style:page-layout style:name="Mpm1">
      <style:page-layout-properties fo:page-width="8.2681in" fo:page-height="11.6929in" style:num-format="1" style:print-orientation="portrait" fo:margin-top="0.4291in" fo:margin-bottom="0.7874in" fo:margin-left="0.7874in" fo:margin-right="0.7874in" style:writing-mode="lr-tb" style:layout-grid-color="#c0c0c0" style:layout-grid-lines="59"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252in" fo:margin-left="0in" fo:margin-right="0in" fo:margin-bottom="0.5862in" style:dynamic-spacing="true"/>
      </style:header-style>
      <style:footer-style/>
    </style:page-layout>
  </office:automatic-styles>
  <office:master-styles>
    <style:master-page style:name="Standard" style:page-layout-name="Mpm1">
      <style:header>
        <text:p text:style-name="MP1"><text:span text:style-name="MT1">Stuur dit formulier naar: HetVrijePodium@gmail.com</text:span></text:p>
        <text:p text:style-name="MP1"><text:span text:style-name="MT1">Of geef het af aan Dennis of Valeri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5T03:01:05</meta:creation-date>
    <meta:initial-creator>Dennis </meta:initial-creator>
    <dc:language>en-GB</dc:language>
    <dc:creator>Dennis </dc:creator>
    <dc:date>2014-09-15T05:03:22</dc:date>
    <meta:editing-cycles>12</meta:editing-cycles>
    <meta:editing-duration>PT1H26M13S</meta:editing-duration>
    <meta:generator>LibreOffice/4.2.4.2$Linux_X86_64 LibreOffice_project/420m0$Build-2</meta:generator>
    <meta:document-statistic meta:table-count="0" meta:image-count="0" meta:object-count="0" meta:page-count="4" meta:paragraph-count="47" meta:word-count="843" meta:character-count="4848" meta:non-whitespace-character-count="4039"/>
  </office:meta>
</office:document-meta>
</file>